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es:</text:p>
      <text:list xml:id="list4812513131387175842" text:style-name="L1">
        <text:list-item>
          <text:p text:style-name="P1">Customer</text:p>
        </text:list-item>
        <text:list-item>
          <text:p text:style-name="P1">Bill</text:p>
        </text:list-item>
        <text:list-item>
          <text:p text:style-name="P1">Plan </text:p>
          <text:p text:style-name="P1"><text:s text:c="2"/>- Mobile Plan</text:p>
          <text:p text:style-name="P1"><text:s text:c="8"/>- Prepaid Plan</text:p>
          <text:p text:style-name="P1"><text:s text:c="8"/>- PostPaid Plan</text:p>
          <text:p text:style-name="P1"><text:s text:c="2"/>- <text:s/>Internet Plan</text:p>
          <text:p text:style-name="P1"><text:s text:c="6"/>- Business Plan</text:p>
          <text:p text:style-name="P1"><text:s text:c="6"/>- <text:s/>Home Plan</text:p>
        </text:list-item>
      </text:list>
      <text:p text:style-name="Standard"/>
      <text:p text:style-name="Standard">Interfaces:</text:p>
      <text:list xml:id="list6189585589545232809" text:style-name="L2">
        <text:list-item>
          <text:p text:style-name="P2">MobileBiller (Implemented by Mobile Plan)</text:p>
        </text:list-item>
        <text:list-item>
          <text:p text:style-name="P2">InternetBiller (Implemented by Internet Pla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6T08:02:31.84</meta:creation-date>
    <meta:generator>OpenOffice/4.1.6$Win32 OpenOffice.org_project/416m1$Build-9790</meta:generator>
    <dc:date>2019-03-06T08:10:32.24</dc:date>
    <meta:editing-duration>PT8M</meta:editing-duration>
    <meta:editing-cycles>3</meta:editing-cycles>
    <meta:document-statistic meta:table-count="0" meta:image-count="0" meta:object-count="0" meta:page-count="1" meta:paragraph-count="13" meta:word-count="44" meta:character-count="250"/>
  </office:meta>
</office:document-meta>
</file>